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98cm" fo:min-width="3.09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899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29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3.878cm" fo:min-width="11.88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298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style:font-name="Monospace"/>
    </style:style>
    <style:style style:name="P6" style:family="paragraph">
      <style:paragraph-properties fo:text-align="start" style:writing-mode="lr-tb"/>
      <style:text-properties style:font-name="Monospace"/>
    </style:style>
    <style:style style:name="T1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605cm" svg:y1="25.765cm" svg:x2="19.096cm" svg:y2="25.765cm">
          <text:p/>
        </draw:line>
        <draw:line draw:style-name="gr1" draw:text-style-name="P1" draw:layer="layout" svg:x1="19.097cm" svg:y1="13.382cm" svg:x2="15.605cm" svg:y2="13.382cm">
          <text:p/>
        </draw:line>
        <draw:custom-shape draw:style-name="gr2" draw:text-style-name="P3" draw:layer="layout" svg:width="5.08cm" svg:height="1.906cm" svg:x="19.415cm" svg:y="15.287cm">
          <text:p text:style-name="P2">Entry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985cm" svg:height="1.906cm" svg:x="9.572cm" svg:y="12.43cm">
          <text:p text:style-name="P2">Execute Applic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" draw:text-style-name="P3" draw:layer="layout" svg:width="7.621cm" svg:height="1.906cm" svg:x="18.144cm" svg:y="12.43cm">
          <text:p text:style-name="P2">Pre-Execution Applic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" draw:text-style-name="P3" draw:layer="layout" svg:width="6.985cm" svg:height="1.906cm" svg:x="9.572cm" svg:y="15.604cm">
          <text:p text:style-name="P2">Wait for shutdown interrup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5" draw:text-style-name="P3" draw:layer="layout" svg:width="6.985cm" svg:height="2.54cm" svg:x="9.572cm" svg:y="18.462cm">
          <text:p text:style-name="P2">Spurious Interrup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3.064cm" svg:y1="21.002cm" svg:x2="13.064cm" svg:y2="21.954cm">
          <text:p/>
        </draw:line>
        <draw:frame draw:style-name="gr6" draw:text-style-name="P4" draw:layer="layout" svg:width="3.175cm" svg:height="0.953cm" svg:x="13.382cm" svg:y="21.002cm">
          <draw:text-box>
            <text:p>No</text:p>
          </draw:text-box>
        </draw:frame>
        <draw:line draw:style-name="gr1" draw:text-style-name="P1" draw:layer="layout" svg:x1="13.064cm" svg:y1="17.509cm" svg:x2="13.064cm" svg:y2="18.461cm">
          <text:p/>
        </draw:line>
        <draw:frame draw:style-name="gr6" draw:text-style-name="P4" draw:layer="layout" svg:width="3.175cm" svg:height="0.953cm" svg:x="16.24cm" svg:y="18.78cm">
          <draw:text-box>
            <text:p>Yes</text:p>
          </draw:text-box>
        </draw:frame>
        <draw:line draw:style-name="gr1" draw:text-style-name="P1" draw:layer="layout" svg:x1="13.064cm" svg:y1="14.335cm" svg:x2="13.064cm" svg:y2="15.605cm">
          <text:p/>
        </draw:line>
        <draw:line draw:style-name="gr1" draw:text-style-name="P1" draw:layer="layout" svg:x1="21.955cm" svg:y1="15.288cm" svg:x2="21.955cm" svg:y2="14.335cm">
          <text:p/>
        </draw:line>
        <draw:line draw:style-name="gr7" draw:text-style-name="P1" draw:layer="layout" svg:x1="16.557cm" svg:y1="19.731cm" svg:x2="18.144cm" svg:y2="19.731cm">
          <text:p/>
        </draw:line>
        <draw:line draw:style-name="gr7" draw:text-style-name="P1" draw:layer="layout" svg:x1="18.144cm" svg:y1="14.97cm" svg:x2="13.064cm" svg:y2="14.97cm">
          <text:p/>
        </draw:line>
        <draw:line draw:style-name="gr7" draw:text-style-name="P1" draw:layer="layout" svg:x1="18.144cm" svg:y1="14.97cm" svg:x2="18.144cm" svg:y2="19.733cm">
          <text:p/>
        </draw:line>
        <draw:line draw:style-name="gr1" draw:text-style-name="P1" draw:layer="layout" svg:x1="13.064cm" svg:y1="23.861cm" svg:x2="13.064cm" svg:y2="24.813cm">
          <text:p/>
        </draw:line>
        <draw:custom-shape draw:style-name="gr3" draw:text-style-name="P3" draw:layer="layout" svg:width="6.985cm" svg:height="1.906cm" svg:x="9.573cm" svg:y="21.954cm">
          <text:p text:style-name="P2">Terminate Applica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" draw:text-style-name="P3" draw:layer="layout" svg:width="6.985cm" svg:height="1.906cm" svg:x="9.573cm" svg:y="24.812cm">
          <text:p text:style-name="P2">Wait for Termina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" draw:text-style-name="P3" draw:layer="layout" svg:width="5.08cm" svg:height="1.906cm" svg:x="19.415cm" svg:y="21.954cm">
          <text:p text:style-name="P2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2.383cm" svg:height="4.128cm" svg:x="13.382cm" svg:y="27.67cm">
          <text:p text:style-name="P5"><text:span text:style-name="T1">Init-system Software Flow Chart</text:span></text:p>
          <text:p text:style-name="P5"><text:span text:style-name="T1">Author: <text:s text:c="12"/>Cole Barach</text:span></text:p>
          <text:p text:style-name="P5"><text:span text:style-name="T1">Date Revised: <text:s text:c="7"/>2026.02.06</text:span></text:p>
          <text:p text:style-name="P5"><text:span text:style-name="T1">Revision: <text:s text:c="20"/>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2cm" svg:height="1.906cm" svg:x="18.145cm" svg:y="24.811cm">
          <text:p text:style-name="P2">Post-Execution Applic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1" draw:text-style-name="P1" draw:layer="layout" svg:x1="21.955cm" svg:y1="24.813cm" svg:x2="21.955cm" svg:y2="23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Helvetica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cccc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Helvetica" fo:font-family="Helvetica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svg:stroke-color="#333333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8:05:02.076502376</meta:creation-date>
    <dc:date>2026-02-06T11:36:42.180936777</dc:date>
    <meta:editing-duration>PT1H13M30S</meta:editing-duration>
    <meta:editing-cycles>172</meta:editing-cycles>
    <meta:generator>LibreOffice/25.2.7.2$Linux_X86_64 LibreOffice_project/520$Build-2</meta:generator>
    <meta:print-date>2025-11-18T19:50:52.771862093</meta:print-date>
    <meta:printed-by>PDF files</meta:printed-by>
    <meta:document-statistic meta:object-count="23"/>
  </office:meta>
</office:document-meta>
</file>